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/>
    </style:style>
    <style:style style:name="P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paragraph-rsid="001fe283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Courier New" fo:font-size="10pt" officeooo:rsid="0006bed2" officeooo:paragraph-rsid="0006bed2" style:font-size-asian="10pt" style:font-size-complex="10pt"/>
    </style:style>
    <style:style style:name="P5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rsid="0006bed2" officeooo:paragraph-rsid="0006bed2" style:font-size-asian="10pt" style:font-size-complex="10pt"/>
    </style:style>
    <style:style style:name="P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paragraph-rsid="002930b3" style:font-size-asian="10pt" style:font-size-complex="10pt"/>
    </style:style>
    <style:style style:name="P8" style:family="paragraph" style:parent-style-name="Preformatted_20_Text">
      <style:text-properties fo:color="#000000" style:font-name="Courier New" fo:font-size="10pt" officeooo:rsid="0038bcea" officeooo:paragraph-rsid="0038bcea" style:font-size-asian="10pt" style:font-size-complex="10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10pt" style:font-size-asian="10pt" style:font-size-complex="10pt"/>
    </style:style>
    <style:style style:name="P10" style:family="paragraph" style:parent-style-name="Preformatted_20_Text">
      <style:paragraph-properties fo:text-align="justify" style:justify-single-word="false"/>
      <style:text-properties fo:color="#000000"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fo:color="#000000" style:font-name="Courier New" fo:font-size="10pt" fo:font-weight="normal" officeooo:rsid="0037838a" officeooo:paragraph-rsid="0037838a" style:font-size-asian="10pt" style:font-weight-asian="normal" style:font-size-complex="10pt" style:font-weight-complex="normal"/>
    </style:style>
    <style:style style:name="P12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8bc58" officeooo:paragraph-rsid="0008bc58" style:font-weight-asian="bold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ca16c" officeooo:paragraph-rsid="000ca16c" style:font-weight-asian="bold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10bbf1" officeooo:paragraph-rsid="0010bbf1" style:font-weight-asian="bold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6e123" officeooo:paragraph-rsid="0016e123" style:font-weight-asian="normal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b8142" officeooo:paragraph-rsid="001b8142" style:font-weight-asian="normal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a9dd1" officeooo:paragraph-rsid="001a9dd1" style:font-weight-asian="normal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37838a" officeooo:paragraph-rsid="0037838a" style:font-weight-asian="normal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b8142" officeooo:paragraph-rsid="001b8142"/>
    </style:style>
    <style:style style:name="P20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fe283" officeooo:paragraph-rsid="001fe283"/>
    </style:style>
    <style:style style:name="P21" style:family="paragraph" style:parent-style-name="Preformatted_20_Text">
      <style:paragraph-properties fo:text-align="justify" style:justify-single-word="false"/>
      <style:text-properties fo:color="#000000" style:font-name="Courier New" officeooo:rsid="00226207" officeooo:paragraph-rsid="00226207"/>
    </style:style>
    <style:style style:name="P22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08bc58" officeooo:paragraph-rsid="0008bc58" style:font-style-asian="normal" style:font-weight-asian="normal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82abb" officeooo:paragraph-rsid="00182abb" style:font-style-asian="normal" style:font-weight-asian="normal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e63e4" officeooo:paragraph-rsid="001e63e4" style:font-style-asian="normal" style:font-weight-asian="normal" style:font-style-complex="normal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officeooo:rsid="00389d7e" officeooo:paragraph-rsid="00389d7e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officeooo:rsid="003ff8af" officeooo:paragraph-rsid="003ff8af"/>
    </style:style>
    <style:style style:name="P29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 fo:font-style="italic"/>
    </style:style>
    <style:style style:name="P30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 fo:font-style="italic" officeooo:rsid="0022cd80" officeooo:paragraph-rsid="0022cd80"/>
    </style:style>
    <style:style style:name="P31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/>
    </style:style>
    <style:style style:name="P32" style:family="paragraph" style:parent-style-name="Preformatted_20_Text">
      <style:paragraph-properties fo:text-align="justify" style:justify-single-word="false"/>
      <style:text-properties fo:color="#808080" style:font-name="Courier New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fo:color="#00ff00" style:font-name="Courier New" fo:font-size="10pt" fo:font-weight="bold" officeooo:rsid="002c7c21" officeooo:paragraph-rsid="002f8a98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color="#00ff00" style:font-name="Courier New" officeooo:rsid="001fe283" officeooo:paragraph-rsid="001fe283"/>
    </style:style>
    <style:style style:name="P35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2c7c21" officeooo:paragraph-rsid="002c7c21" style:font-style-asian="normal" style:font-weight-asian="normal" style:font-style-complex="normal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2c7c21" officeooo:paragraph-rsid="002dbb88" style:font-style-asian="normal" style:font-weight-asian="normal" style:font-style-complex="normal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182abb" officeooo:paragraph-rsid="00182abb" style:font-style-asian="normal" style:font-weight-asian="normal" style:font-style-complex="normal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1ed7cc" officeooo:paragraph-rsid="001ed7cc" style:font-style-asian="normal" style:font-weight-asian="normal" style:font-style-complex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bold" officeooo:rsid="00182abb" officeooo:paragraph-rsid="00182abb" style:font-style-asian="normal" style:font-weight-asian="normal" style:font-style-complex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bold" officeooo:rsid="001b8142" officeooo:paragraph-rsid="001b8142" style:font-style-asian="normal" style:font-weight-asian="normal" style:font-style-complex="normal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1a9dd1" officeooo:paragraph-rsid="001a9dd1" style:font-weight-asian="normal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20f586" officeooo:paragraph-rsid="0020f586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ff00" style:font-name="Courier New" fo:font-weight="bold" officeooo:rsid="00389d7e" officeooo:paragraph-rsid="00389d7e"/>
    </style:style>
    <style:style style:name="P44" style:family="paragraph" style:parent-style-name="Preformatted_20_Text">
      <style:paragraph-properties fo:text-align="justify" style:justify-single-word="false"/>
      <style:text-properties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fo:color="#000080" style:font-name="Courier New" fo:font-style="normal" fo:font-weight="normal" officeooo:rsid="000ca16c" officeooo:paragraph-rsid="000ca16c" style:font-style-asian="normal" style:font-weight-asian="normal" style:font-style-complex="normal" style:font-weight-complex="normal"/>
    </style:style>
    <style:style style:name="P4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80" style:font-name="Courier New" fo:font-size="10pt" fo:font-weight="bold" style:font-size-asian="10pt" style:font-size-complex="10pt"/>
    </style:style>
    <style:style style:name="P47" style:family="paragraph" style:parent-style-name="Preformatted_20_Text">
      <style:paragraph-properties fo:text-align="justify" style:justify-single-word="false"/>
      <style:text-properties fo:color="#000080" style:font-name="Courier New" fo:font-weight="bold" officeooo:rsid="0020f586" officeooo:paragraph-rsid="0020f586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Serif" officeooo:rsid="00182abb" officeooo:paragraph-rsid="00182abb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officeooo:paragraph-rsid="00182abb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08bc58" officeooo:paragraph-rsid="0008bc58" style:font-size-asian="10pt" style:font-size-complex="10pt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1359dc" officeooo:paragraph-rsid="001359dc" style:font-size-asian="10pt" style:font-size-complex="10pt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10pt" style:font-size-asian="10pt" style:font-size-complex="10pt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tyle="normal" fo:font-weight="normal" officeooo:rsid="0010bbf1" officeooo:paragraph-rsid="0010bbf1" style:font-style-asian="normal" style:font-weight-asian="normal" style:font-style-complex="normal" style:font-weight-complex="normal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officeooo:paragraph-rsid="0037838a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style:font-name="Courier New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808080" style:font-name="Courier New" fo:font-style="italic" officeooo:rsid="0022cd80" officeooo:paragraph-rsid="0022cd80"/>
    </style:style>
    <style:style style:name="P60" style:family="paragraph" style:parent-style-name="Standard">
      <style:paragraph-properties fo:text-align="justify" style:justify-single-word="false"/>
      <style:text-properties officeooo:rsid="0006bed2" officeooo:paragraph-rsid="0006bed2"/>
    </style:style>
    <style:style style:name="P61" style:family="paragraph" style:parent-style-name="Standard">
      <style:paragraph-properties fo:text-align="justify" style:justify-single-word="false"/>
      <style:text-properties style:font-name="Liberation Serif"/>
    </style:style>
    <style:style style:name="P62" style:family="paragraph" style:parent-style-name="Standard">
      <style:paragraph-properties fo:text-align="justify" style:justify-single-word="false"/>
      <style:text-properties style:font-name="Liberation Serif" officeooo:paragraph-rsid="0006bed2"/>
    </style:style>
    <style:style style:name="P63" style:family="paragraph" style:parent-style-name="Standard">
      <style:paragraph-properties fo:text-align="justify" style:justify-single-word="false"/>
      <style:text-properties style:font-name="Liberation Serif" officeooo:paragraph-rsid="003dfe0a"/>
    </style:style>
    <style:style style:name="P64" style:family="paragraph" style:parent-style-name="Standard">
      <style:paragraph-properties fo:text-align="justify" style:justify-single-word="false"/>
      <style:text-properties style:font-name="Liberation Serif" officeooo:rsid="0020f586" officeooo:paragraph-rsid="0020f586"/>
    </style:style>
    <style:style style:name="P65" style:family="paragraph" style:parent-style-name="Standard">
      <style:paragraph-properties fo:text-align="justify" style:justify-single-word="false"/>
      <style:text-properties style:font-name="Liberation Serif" officeooo:rsid="00226207" officeooo:paragraph-rsid="00226207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bold" officeooo:rsid="00249de9" officeooo:paragraph-rsid="00249de9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weight="bold" officeooo:rsid="00278d27" officeooo:paragraph-rsid="00278d27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weight="bold" officeooo:rsid="0028caf5" officeooo:paragraph-rsid="0028caf5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weight="bold" officeooo:rsid="0008bc58" officeooo:paragraph-rsid="0008bc58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weight="bold" officeooo:rsid="0037838a" officeooo:paragraph-rsid="0037838a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weight="normal" officeooo:rsid="0025bbe8" officeooo:paragraph-rsid="0025bbe8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weight="normal" officeooo:rsid="00278d27" officeooo:paragraph-rsid="00278d27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weight="normal" officeooo:rsid="0037838a" officeooo:paragraph-rsid="003dfe0a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weight="normal" officeooo:rsid="0037838a" officeooo:paragraph-rsid="0037838a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officeooo:rsid="0006bed2" officeooo:paragraph-rsid="0006bed2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tyle="normal" officeooo:rsid="0022cd80" officeooo:paragraph-rsid="00226207" style:font-style-asian="normal" style:font-style-complex="normal"/>
    </style:style>
    <style:style style:name="P79" style:family="paragraph" style:parent-style-name="Standard">
      <style:paragraph-properties fo:text-align="justify" style:justify-single-word="false"/>
      <style:text-properties fo:color="#000000" style:font-name="Liberation Serif" fo:font-style="normal" fo:font-weight="normal" officeooo:rsid="0008bc58" officeooo:paragraph-rsid="0008bc58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ff00" style:font-name="Courier New" fo:font-size="10pt" fo:font-style="normal" fo:font-weight="normal" officeooo:rsid="0008bc58" officeooo:paragraph-rsid="0008bc58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00ff00" style:font-name="Courier New" fo:font-size="10pt" fo:font-style="normal" fo:font-weight="normal" officeooo:rsid="002a984f" officeooo:paragraph-rsid="002a984f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00ff00" style:font-name="Courier New" fo:font-size="10pt" fo:font-style="normal" officeooo:rsid="00320a1e" officeooo:paragraph-rsid="00320a1e" style:font-size-asian="10pt" style:font-style-asian="normal" style:font-size-complex="10pt" style:font-style-complex="normal"/>
    </style:style>
    <style:style style:name="P83" style:family="paragraph" style:parent-style-name="Standard">
      <style:text-properties fo:color="#00ff00" style:font-name="Courier New" fo:font-size="10pt" officeooo:rsid="003a536e" officeooo:paragraph-rsid="003a536e" style:font-size-asian="10pt" style:font-size-complex="10pt"/>
    </style:style>
    <style:style style:name="P84" style:family="paragraph" style:parent-style-name="Standard">
      <style:paragraph-properties fo:text-align="justify" style:justify-single-word="false"/>
      <style:text-properties fo:color="#00ff00" style:font-name="Courier New" fo:font-size="10pt" fo:font-weight="normal" officeooo:rsid="003dfe0a" officeooo:paragraph-rsid="003dfe0a" style:font-size-asian="10pt" style:font-weight-asian="normal" style:font-size-complex="10pt" style:font-weight-complex="normal"/>
    </style:style>
    <style:style style:name="P85" style:family="paragraph" style:parent-style-name="Standard">
      <style:text-properties officeooo:rsid="0038bcea" officeooo:paragraph-rsid="0038bcea"/>
    </style:style>
    <style:style style:name="P86" style:family="paragraph" style:parent-style-name="Standard">
      <style:paragraph-properties fo:text-align="justify" style:justify-single-word="false"/>
      <style:text-properties officeooo:rsid="0038bcea" officeooo:paragraph-rsid="0038bcea"/>
    </style:style>
    <style:style style:name="P87" style:family="paragraph" style:parent-style-name="Standard">
      <style:paragraph-properties fo:text-align="justify" style:justify-single-word="false"/>
      <style:text-properties officeooo:paragraph-rsid="0038bcea"/>
    </style:style>
    <style:style style:name="P88" style:family="paragraph" style:parent-style-name="Standard">
      <style:text-properties officeooo:rsid="003a6faa" officeooo:paragraph-rsid="003a6faa"/>
    </style:style>
    <style:style style:name="P89" style:family="paragraph" style:parent-style-name="Text_20_body">
      <style:paragraph-properties fo:text-align="justify" style:justify-single-word="false"/>
      <style:text-properties fo:font-weight="bold" officeooo:rsid="00159449" officeooo:paragraph-rsid="0018d962" style:font-weight-asian="bold" style:font-weight-complex="bold"/>
    </style:style>
    <style:style style:name="P90" style:family="paragraph" style:parent-style-name="Text_20_body">
      <style:paragraph-properties fo:text-align="justify" style:justify-single-word="false"/>
      <style:text-properties style:font-name="Liberation Serif" officeooo:paragraph-rsid="000ca16c"/>
    </style:style>
    <style:style style:name="P91" style:family="paragraph" style:parent-style-name="Text_20_body">
      <style:paragraph-properties fo:text-align="justify" style:justify-single-word="false"/>
      <style:text-properties style:font-name="Liberation Serif" fo:font-weight="bold" officeooo:rsid="0010bbf1" officeooo:paragraph-rsid="0010bbf1" style:font-weight-asian="bold" style:font-weight-complex="bold"/>
    </style:style>
    <style:style style:name="P92" style:family="paragraph" style:parent-style-name="Text_20_body">
      <style:paragraph-properties fo:text-align="justify" style:justify-single-word="false"/>
      <style:text-properties style:font-name="Liberation Serif" fo:font-weight="bold" officeooo:rsid="001359dc" officeooo:paragraph-rsid="001359dc" style:font-weight-asian="bold" style:font-weight-complex="bold"/>
    </style:style>
    <style:style style:name="P93" style:family="paragraph" style:parent-style-name="Text_20_body">
      <style:paragraph-properties fo:text-align="justify" style:justify-single-word="false"/>
      <style:text-properties style:font-name="Liberation Serif" fo:font-weight="bold" officeooo:rsid="001f2170" officeooo:paragraph-rsid="001f2170" style:font-weight-asian="bold" style:font-weight-complex="bold"/>
    </style:style>
    <style:style style:name="P94" style:family="paragraph" style:parent-style-name="Text_20_body">
      <style:paragraph-properties fo:text-align="justify" style:justify-single-word="false"/>
      <style:text-properties style:font-name="Liberation Serif" officeooo:rsid="0011c000" officeooo:paragraph-rsid="0011c000"/>
    </style:style>
    <style:style style:name="P95" style:family="paragraph" style:parent-style-name="Text_20_body">
      <style:paragraph-properties fo:text-align="justify" style:justify-single-word="false"/>
      <style:text-properties style:font-name="Liberation Serif" fo:font-weight="normal" officeooo:rsid="001359dc" officeooo:paragraph-rsid="001359dc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style:font-name="Liberation Serif" fo:font-weight="normal" officeooo:rsid="00159449" officeooo:paragraph-rsid="00159449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style:font-name="Liberation Serif" fo:font-weight="normal" officeooo:rsid="0016e123" officeooo:paragraph-rsid="0016e123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style:font-name="Liberation Serif" fo:font-weight="normal" officeooo:rsid="001b8142" officeooo:paragraph-rsid="001b8142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style:font-name="Liberation Serif" fo:font-weight="normal" officeooo:rsid="001a9dd1" officeooo:paragraph-rsid="001a9dd1" style:font-weight-asian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style:font-name="Liberation Serif" fo:font-weight="normal" officeooo:rsid="001e63e4" officeooo:paragraph-rsid="001e63e4" style:font-weight-asian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style:font-name="Liberation Serif" fo:font-weight="normal" officeooo:rsid="0034d3da" officeooo:paragraph-rsid="0034d3da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style:font-name="Liberation Serif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style:font-name="Liberation Serif" fo:font-style="normal" fo:font-weight="normal" officeooo:rsid="001b8142" officeooo:paragraph-rsid="001b8142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style:font-name="Liberation Serif" fo:font-style="normal" fo:font-weight="bold" officeooo:rsid="001d6dc1" officeooo:paragraph-rsid="001d6dc1" style:font-style-asian="normal" style:font-weight-asian="bold" style:font-style-complex="normal" style:font-weight-complex="bold"/>
    </style:style>
    <style:style style:name="P105" style:family="paragraph" style:parent-style-name="Text_20_body">
      <style:paragraph-properties fo:text-align="justify" style:justify-single-word="false"/>
      <style:text-properties style:font-name="Liberation Serif" fo:font-style="normal" fo:font-weight="bold" officeooo:rsid="001f2170" officeooo:paragraph-rsid="001f2170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weight="bold" officeooo:rsid="0038bcea" officeooo:paragraph-rsid="0038bcea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weight="bold" officeooo:rsid="0037838a" officeooo:paragraph-rsid="0037838a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weight="normal" officeooo:rsid="0045b116" officeooo:paragraph-rsid="0045b116" style:font-weight-asian="normal" style:font-weight-complex="normal"/>
    </style:style>
    <style:style style:name="P10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10pt" style:font-size-asian="10pt" style:font-size-complex="10pt"/>
    </style:style>
    <style:style style:name="P1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/>
    </style:style>
    <style:style style:name="P113" style:family="paragraph" style:parent-style-name="Preformatted_20_Text">
      <style:text-properties fo:color="#00ff00" style:font-name="Courier New" fo:font-style="italic" fo:font-weight="bold" officeooo:rsid="004322bb" officeooo:paragraph-rsid="004322bb" style:font-weight-asian="bold" style:font-weight-complex="bold"/>
    </style:style>
    <style:style style:name="T1" style:family="text">
      <style:text-properties fo:font-weight="bold" officeooo:rsid="0006bed2" style:font-weight-asian="bold" style:font-weight-complex="bold"/>
    </style:style>
    <style:style style:name="T2" style:family="text">
      <style:text-properties fo:font-weight="bold" officeooo:rsid="000ca16c" style:font-weight-asian="bold" style:font-weight-complex="bold"/>
    </style:style>
    <style:style style:name="T3" style:family="text">
      <style:text-properties fo:font-weight="bold" officeooo:rsid="000f12e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bed2" style:font-weight-asian="normal" style:font-weight-complex="normal"/>
    </style:style>
    <style:style style:name="T6" style:family="text">
      <style:text-properties fo:font-weight="normal" officeooo:rsid="000ca16c" style:font-weight-asian="normal" style:font-weight-complex="normal"/>
    </style:style>
    <style:style style:name="T7" style:family="text">
      <style:text-properties fo:font-weight="normal" officeooo:rsid="0037838a" style:font-weight-asian="normal" style:font-weight-complex="normal"/>
    </style:style>
    <style:style style:name="T8" style:family="text">
      <style:text-properties fo:font-weight="normal" officeooo:rsid="003dfe0a" style:font-weight-asian="normal" style:font-weight-complex="normal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color="#000000" fo:font-style="normal" officeooo:rsid="000b1c77" style:font-style-asian="normal" style:font-style-complex="normal"/>
    </style:style>
    <style:style style:name="T1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06bed2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0b1c77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2930b3" style:font-style-asian="normal" style:font-weight-asian="normal" style:font-style-complex="normal" style:font-weight-complex="normal"/>
    </style:style>
    <style:style style:name="T1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fo:font-weight="normal" officeooo:rsid="0006bed2" style:font-style-asian="italic" style:font-weight-asian="normal" style:font-style-complex="italic" style:font-weight-complex="normal"/>
    </style:style>
    <style:style style:name="T21" style:family="text">
      <style:text-properties fo:color="#000000"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000000" style:font-name="Courier New" fo:font-size="10pt" officeooo:rsid="003dfe0a" style:font-size-asian="10pt" style:font-size-complex="10p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6e123" style:font-style-asian="normal" style:font-style-complex="normal"/>
    </style:style>
    <style:style style:name="T25" style:family="text">
      <style:text-properties fo:font-style="normal" officeooo:rsid="001fe283" style:font-style-asian="normal" style:font-style-complex="normal"/>
    </style:style>
    <style:style style:name="T26" style:family="text">
      <style:text-properties fo:font-style="normal" officeooo:rsid="0022cd80" style:font-style-asian="normal" style:font-style-complex="normal"/>
    </style:style>
    <style:style style:name="T27" style:family="text">
      <style:text-properties fo:font-style="normal" officeooo:rsid="002fe870" style:font-style-asian="normal" style:font-style-complex="normal"/>
    </style:style>
    <style:style style:name="T28" style:family="text">
      <style:text-properties fo:font-style="normal" officeooo:rsid="00317df6" style:font-style-asian="normal" style:font-style-complex="normal"/>
    </style:style>
    <style:style style:name="T29" style:family="text">
      <style:text-properties fo:font-style="normal" officeooo:rsid="0031dfde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ca16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0bbf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f8a9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officeooo:rsid="0010bbf1" style:font-style-asian="normal" style:font-weight-asian="bold" style:font-style-complex="normal" style:font-weight-complex="bold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18d962"/>
    </style:style>
    <style:style style:name="T37" style:family="text">
      <style:text-properties fo:color="#000080" fo:font-style="normal" fo:font-weight="bold" style:font-style-asian="normal" style:font-weight-asian="normal" style:font-style-complex="normal" style:font-weight-complex="normal"/>
    </style:style>
    <style:style style:name="T38" style:family="text">
      <style:text-properties fo:color="#000080" fo:font-style="normal" fo:font-weight="bold" style:font-style-asian="normal" style:font-style-complex="normal"/>
    </style:style>
    <style:style style:name="T39" style:family="text">
      <style:text-properties fo:color="#000080" fo:font-style="normal" fo:font-weight="bold" officeooo:rsid="0022cd80" style:font-style-asian="normal" style:font-style-complex="normal"/>
    </style:style>
    <style:style style:name="T40" style:family="text">
      <style:text-properties fo:color="#000080" fo:font-style="normal" style:font-style-asian="normal" style:font-weight-asian="normal" style:font-style-complex="normal" style:font-weight-complex="normal"/>
    </style:style>
    <style:style style:name="T41" style:family="text">
      <style:text-properties fo:color="#000080" fo:font-weight="bold"/>
    </style:style>
    <style:style style:name="T42" style:family="text">
      <style:text-properties fo:color="#000080" style:font-name="DejaVu Sans Mono" fo:font-weight="bold"/>
    </style:style>
    <style:style style:name="T43" style:family="text">
      <style:text-properties fo:color="#660099"/>
    </style:style>
    <style:style style:name="T44" style:family="text">
      <style:text-properties fo:color="#660099" fo:font-style="normal" style:font-style-asian="normal" style:font-style-complex="normal"/>
    </style:style>
    <style:style style:name="T45" style:family="text">
      <style:text-properties fo:color="#660099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color="#660099" style:font-name="DejaVu Sans Mono"/>
    </style:style>
    <style:style style:name="T47" style:family="text">
      <style:text-properties fo:color="#0000ff"/>
    </style:style>
    <style:style style:name="T48" style:family="text">
      <style:text-properties fo:color="#008080" fo:font-style="normal" fo:font-weight="bold" style:font-style-asian="normal" style:font-style-complex="normal"/>
    </style:style>
    <style:style style:name="T49" style:family="text">
      <style:text-properties fo:color="#008080" fo:font-style="normal" style:font-style-asian="normal" style:font-weight-asian="normal" style:font-style-complex="normal" style:font-weight-complex="normal"/>
    </style:style>
    <style:style style:name="T50" style:family="text">
      <style:text-properties fo:color="#008080" fo:font-weight="bold"/>
    </style:style>
    <style:style style:name="T51" style:family="text">
      <style:text-properties officeooo:rsid="0012994b"/>
    </style:style>
    <style:style style:name="T52" style:family="text">
      <style:text-properties fo:color="#808080"/>
    </style:style>
    <style:style style:name="T53" style:family="text">
      <style:text-properties fo:color="#808080" fo:font-style="italic"/>
    </style:style>
    <style:style style:name="T54" style:family="text">
      <style:text-properties fo:color="#808080" fo:font-style="italic" officeooo:rsid="001359dc"/>
    </style:style>
    <style:style style:name="T55" style:family="text">
      <style:text-properties fo:color="#808080" fo:font-style="italic" officeooo:rsid="001ed7cc"/>
    </style:style>
    <style:style style:name="T56" style:family="text">
      <style:text-properties fo:color="#808080" fo:font-style="italic" officeooo:rsid="001fe283"/>
    </style:style>
    <style:style style:name="T57" style:family="text">
      <style:text-properties fo:color="#808080" fo:font-style="italic" officeooo:rsid="0037838a"/>
    </style:style>
    <style:style style:name="T58" style:family="text">
      <style:text-properties fo:color="#808080" style:font-name="Courier New" fo:font-style="italic"/>
    </style:style>
    <style:style style:name="T59" style:family="text">
      <style:text-properties fo:color="#94558d"/>
    </style:style>
    <style:style style:name="T60" style:family="text">
      <style:text-properties officeooo:rsid="00226207"/>
    </style:style>
    <style:style style:name="T61" style:family="text">
      <style:text-properties officeooo:rsid="0022cd80"/>
    </style:style>
    <style:style style:name="T62" style:family="text">
      <style:text-properties style:font-name="Courier New"/>
    </style:style>
    <style:style style:name="T63" style:family="text">
      <style:text-properties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4" style:family="text">
      <style:text-properties style:font-name="Courier New" fo:font-size="10pt" fo:font-style="italic" fo:font-weight="normal" officeooo:rsid="000ca16c" style:font-size-asian="10pt" style:font-style-asian="italic" style:font-weight-asian="normal" style:font-size-complex="10pt" style:font-style-complex="italic" style:font-weight-complex="normal"/>
    </style:style>
    <style:style style:name="T65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66" style:family="text">
      <style:text-properties style:font-name="Courier New" fo:font-size="10pt" fo:font-style="italic" officeooo:rsid="0022cd80" style:font-size-asian="10pt" style:font-style-asian="italic" style:font-size-complex="10pt" style:font-style-complex="italic"/>
    </style:style>
    <style:style style:name="T67" style:family="text">
      <style:text-properties style:font-name="Courier New" fo:font-size="10pt" fo:font-style="normal" fo:font-weight="normal" officeooo:rsid="000ca16c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69" style:family="text">
      <style:text-properties style:font-name="Courier New" fo:font-size="10pt" fo:font-style="normal" officeooo:rsid="0022cd80" style:font-size-asian="10pt" style:font-style-asian="normal" style:font-size-complex="10pt" style:font-style-complex="normal"/>
    </style:style>
    <style:style style:name="T70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71" style:family="text">
      <style:text-properties style:font-name="Courier New" fo:font-size="10pt" fo:font-weight="normal" officeooo:rsid="003dfe0a" style:font-size-asian="10pt" style:font-weight-asian="normal" style:font-size-complex="10pt" style:font-weight-complex="normal"/>
    </style:style>
    <style:style style:name="T72" style:family="text">
      <style:text-properties style:font-name="Courier New" fo:font-size="10pt" style:font-size-asian="10pt" style:font-size-complex="10pt"/>
    </style:style>
    <style:style style:name="T73" style:family="text">
      <style:text-properties style:font-name="Courier New" fo:font-size="10pt" officeooo:rsid="0038bcea" style:font-size-asian="10pt" style:font-size-complex="10pt"/>
    </style:style>
    <style:style style:name="T74" style:family="text">
      <style:text-properties officeooo:rsid="00320a1e"/>
    </style:style>
    <style:style style:name="T75" style:family="text">
      <style:text-properties officeooo:rsid="0033a974"/>
    </style:style>
    <style:style style:name="T76" style:family="text">
      <style:text-properties officeooo:rsid="00368efc"/>
    </style:style>
    <style:style style:name="T77" style:family="text">
      <style:text-properties officeooo:rsid="0037838a"/>
    </style:style>
    <style:style style:name="T78" style:family="text">
      <style:text-properties style:font-name="DejaVu Sans Mono"/>
    </style:style>
    <style:style style:name="T79" style:family="text">
      <style:text-properties officeooo:rsid="0038bcea"/>
    </style:style>
    <style:style style:name="T80" style:family="text">
      <style:text-properties officeooo:rsid="003dfe0a"/>
    </style:style>
    <style:style style:name="T81" style:family="text">
      <style:text-properties fo:color="#0000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RELATÓRIO FINAL DE IMPLEMENTAÇÃO</text:p>
      <text:p text:style-name="P70">João Carlos Barbosa dos Santos</text:p>
      <text:p text:style-name="P70">Módulo V – Análise e Desenvolvimento de Sistemas</text:p>
      <text:p text:style-name="P77"/>
      <text:p text:style-name="P69">A API deve possuir pelo menos 4 entidades relevantes e relacionadas via mapeamento objeto relacional.</text:p>
      <text:p text:style-name="P77"/>
      <text:p text:style-name="P77">Todas as entidades pertencem a um micro sistema de documentação baseado na emissão de Alvarás de Construção, Autos de regularização e Habite-ses. As entidades utilizadas são:</text:p>
      <text:p text:style-name="P62"><text:span text:style-name="T1">Cidade: </text:span><text:span text:style-name="T5">Além de herdar de um Model também utiliza choices geradas pela biblioteca </text:span><text:span text:style-name="T21">localflavor</text:span><text:span text:style-name="T20">, </text:span><text:span text:style-name="T16">que gera todos os nomes de estado e uf.</text:span></text:p>
      <text:p text:style-name="P60"><text:span text:style-name="T12">Ref.: </text:span><text:a xlink:type="simple" xlink:href="https://pypi.python.org/pypi/django-localflavor" text:style-name="Internet_20_link" text:visited-style-name="Visited_20_Internet_20_Link">https://pypi.python.org/pypi/django-localflavor</text:a></text:p>
      <text:p text:style-name="P79"/>
      <text:p text:style-name="P80">core/models.py</text:p>
      <text:p text:style-name="P4"><text:span text:style-name="T37">from </text:span><text:span text:style-name="T30">localflavor.br.br_states </text:span><text:span text:style-name="T37">import </text:span><text:span text:style-name="T30">STATE_CHOICES</text:span></text:p>
      <text:p text:style-name="P4"><text:span text:style-name="T37">class </text:span><text:span text:style-name="T30">Cidade(models.Model):</text:span></text:p>
      <text:p text:style-name="P5">(...)</text:p>
      <text:p text:style-name="P7"><text:s text:c="4"/>estado = models.CharField(<text:span text:style-name="T43">max_length</text:span>=<text:span text:style-name="T47">2</text:span>,</text:p>
      <text:p text:style-name="P7"><text:s text:c="30"/><text:span text:style-name="T43">choices</text:span>=STATE_CHOICES,</text:p>
      <text:p text:style-name="P6"><text:s text:c="30"/><text:span text:style-name="T43">verbose_name</text:span>=<text:span text:style-name="T50">'Estado'</text:span>,</text:p>
      <text:p text:style-name="P51"><text:s text:c="30"/><text:span text:style-name="T43">help_text</text:span>=<text:span text:style-name="T50">'Informa o estado em que a cidade pertence'</text:span>)</text:p>
      <text:p text:style-name="P52">(...)</text:p>
      <text:p text:style-name="P71"><text:span text:style-name="T13">Bairro:</text:span><text:span text:style-name="T15"> Se relaciona com </text:span><text:span text:style-name="T13">Cidade</text:span><text:span text:style-name="T15">.</text:span></text:p>
      <text:p text:style-name="P71"><text:span text:style-name="T13">Requerente: </text:span><text:span text:style-name="T15">Se relaciona com </text:span><text:span text:style-name="T13">Bairro.</text:span></text:p>
      <text:p text:style-name="P71"><text:span text:style-name="T13">Cargo: </text:span><text:span text:style-name="T15">Modelo que descreve o cargo de um Responsável Técnico.</text:span></text:p>
      <text:p text:style-name="P71"><text:span text:style-name="T13">ResponsavelTecnico: </text:span><text:span text:style-name="T15">Se relaciona com </text:span><text:span text:style-name="T13">Cargo</text:span><text:span text:style-name="T15">.</text:span></text:p>
      <text:p text:style-name="P71"><text:span text:style-name="T13">Documento: </text:span><text:span text:style-name="T15">Modelo que representa um documento </text:span><text:span text:style-name="T18">genérico.</text:span><text:span text:style-name="T15"> Possui um campo do tipo </text:span><text:span text:style-name="T21">PositiveIntegerField</text:span><text:span text:style-name="T15"> que é validado por uma função (</text:span><text:span text:style-name="T21">valida_ano</text:span><text:span text:style-name="T19">)</text:span><text:span text:style-name="T15"> que só permite que seja inserido um ano igual ou maior que 2013. </text:span><text:span text:style-name="T17">Se relaciona com </text:span><text:span text:style-name="T14">Bairro, Requerente e ResponsavelTecnico.</text:span></text:p>
      <text:p text:style-name="P79"/>
      <text:p text:style-name="P81">core/models.py</text:p>
      <text:p text:style-name="P12"><text:span text:style-name="T30">ano = models.PositiveIntegerField(</text:span><text:span text:style-name="T45">verbose_name</text:span><text:span text:style-name="T30">=</text:span><text:span text:style-name="T49">'Ano do documento'</text:span><text:span text:style-name="T30">, </text:span><text:span text:style-name="T45">validators</text:span><text:span text:style-name="T30">=[valida_ano],</text:span></text:p>
      <text:p text:style-name="P22"/>
      <text:p text:style-name="P12"><text:span text:style-name="T40">def </text:span><text:span text:style-name="T30">valida_ano(valor):</text:span></text:p>
      <text:p text:style-name="P2"><text:s text:c="4"/><text:span text:style-name="T41">if </text:span>valor &lt; <text:span text:style-name="T47">2013</text:span>:</text:p>
      <text:p text:style-name="P2"><text:s text:c="8"/><text:span text:style-name="T41">raise </text:span>ValidationError(</text:p>
      <text:p text:style-name="P2"><text:s text:c="12"/>_(<text:span text:style-name="T50">'%(valor) não pode ser menor do que 2013'</text:span>),</text:p>
      <text:p text:style-name="P2"><text:s text:c="12"/><text:span text:style-name="T43">params</text:span>={<text:span text:style-name="T50">'valor'</text:span>: valor},</text:p>
      <text:p text:style-name="P49"><text:s text:c="8"/>)</text:p>
      <text:p text:style-name="P90"><text:span text:style-name="T2">AlvaraConstrucao, AutoRegularizacao </text:span><text:span text:style-name="T3">e HabiteSe</text:span><text:span text:style-name="T2">:</text:span><text:span text:style-name="T6"> Herdam de Documento e possuem um campo </text:span><text:span text:style-name="T64">‘numero</text:span><text:span text:style-name="T67">’</text:span><text:span text:style-name="T31"> que é validado por uma função que não permite que o número seja menor do que 1. Foi preciso fazer isso porque mesmo declarando um campo como </text:span><text:span text:style-name="T67">PositiveIntegerField</text:span><text:span text:style-name="T31">, constatei que pela API dava pra cadastrar números negativos. </text:span><text:span text:style-name="T34">HabiteSe</text:span><text:span text:style-name="T32"> se relaciona com </text:span><text:span text:style-name="T34">AlvaraConstrucao</text:span><text:span text:style-name="T32"> e </text:span><text:span text:style-name="T34">AutoRegularizacao</text:span><text:span text:style-name="T32">.</text:span></text:p>
      <text:p text:style-name="P45"/>
      <text:p text:style-name="P35"><text:soft-page-break/>core/models.py</text:p>
      <text:p text:style-name="P13"><text:span text:style-name="T40">def </text:span><text:span text:style-name="T30">valida_num(valor):</text:span></text:p>
      <text:p text:style-name="P2"><text:s text:c="4"/><text:span text:style-name="T41">if </text:span>valor &lt; <text:span text:style-name="T47">1</text:span>:</text:p>
      <text:p text:style-name="P2"><text:s text:c="8"/><text:span text:style-name="T41">raise </text:span>ValidationError(</text:p>
      <text:p text:style-name="P2"><text:s text:c="12"/>_(<text:span text:style-name="T50">'%(valor) não pode ser menor do que 1'</text:span>),</text:p>
      <text:p text:style-name="P2"><text:s text:c="12"/><text:span text:style-name="T43">params</text:span>={<text:span text:style-name="T50">'valor'</text:span>: valor},</text:p>
      <text:p text:style-name="P49"><text:s text:c="8"/>)</text:p>
      <text:p text:style-name="P91">Atendente: <text:span text:style-name="T4">Modelo que se relaciona com o </text:span><text:span text:style-name="T70">User</text:span><text:span text:style-name="T4"> do Django. Possui </text:span><text:span text:style-name="T70">‘matricula’</text:span><text:span text:style-name="T4"> como campo extra e </text:span><text:span text:style-name="T70">user</text:span><text:span text:style-name="T4"> como atributo de relação com a classe </text:span><text:span text:style-name="T63">django.contrib.auth.models.User</text:span><text:span text:style-name="T30">.</text:span></text:p>
      <text:p text:style-name="P36">core/models.py</text:p>
      <text:p text:style-name="P14"><text:span text:style-name="T40">class </text:span><text:span text:style-name="T30">Atendente(models.Model):</text:span></text:p>
      <text:p text:style-name="P2"><text:tab/>user = models.OneToOneField(<text:span text:style-name="T50">'auth.User'</text:span>, <text:span text:style-name="T43">related_name</text:span>=<text:span text:style-name="T50">'atendente'</text:span>, <text:span text:style-name="T43">on_delete</text:span>=models.CASCADE, )</text:p>
      <text:p text:style-name="P58"><text:span text:style-name="T11"><text:tab/>matricula = models.CharField(</text:span><text:span text:style-name="T43">max_length</text:span><text:span text:style-name="T11">=</text:span><text:span text:style-name="T47">10</text:span><text:span text:style-name="T11">, </text:span><text:span text:style-name="T43">help_text</text:span><text:span text:style-name="T11">=</text:span><text:span text:style-name="T50">'Matrícula do atendente'</text:span><text:span text:style-name="T11">)</text:span></text:p>
      <text:p text:style-name="P55">(…)</text:p>
      <text:p text:style-name="P94">Todos os campos dos modelos possu<text:span text:style-name="T51">em</text:span> o <text:span text:style-name="T51">parâmetro</text:span> <text:span text:style-name="T65">help_text</text:span><text:span text:style-name="T72"> </text:span>definido pois o <text:span text:style-name="T51">isso </text:span><text:s/>ajuda na geração da documentação da API pelo <text:span text:style-name="T72">Swagger</text:span>.</text:p>
      <text:p text:style-name="P92">Parte da API dever ser somente leitura e parte deve ser acessível apenas para usuários autenticados.</text:p>
      <text:p text:style-name="P95">As classes mais importantes foram definidas como acessível somente para usuários autenticados, como Requerente, as classes que herdam de Documento, a classe responsável técnico e Atendente.</text:p>
      <text:p text:style-name="P95">A rota para Atendente ainda tem uma limitação extra que só permite que a mesma seja vista ou alterada somente por um usuário cadastrado como superuser. </text:p>
      <text:p text:style-name="P101">OBS.: Superuser padrão <text:span text:style-name="T76">já cadastrado</text:span>. Login: admin, Senha: password123</text:p>
      <text:p text:style-name="P33"><text:span text:style-name="T30">core/</text:span><text:span text:style-name="T33">views</text:span><text:span text:style-name="T30">.py</text:span></text:p>
      <text:p text:style-name="P10"><text:span text:style-name="T41">class </text:span>CidadeViewSet(viewsets.ModelViewSet):</text:p>
      <text:p text:style-name="P6"><text:s text:c="4"/><text:span text:style-name="T54">(...)</text:span></text:p>
      <text:p text:style-name="P51"><text:s text:c="4"/>permission_classes = (permissions.IsAuthenticatedOrReadOnly,)</text:p>
      <text:p text:style-name="P44"><text:span text:style-name="T41">class </text:span><text:span text:style-name="T11">RequerenteViewSet(viewsets.ModelViewSet):</text:span></text:p>
      <text:p text:style-name="P6"><text:s text:c="4"/><text:span text:style-name="T54">(...)</text:span></text:p>
      <text:p text:style-name="P51"><text:s text:c="4"/>permission_classes = (permissions.IsAuthenticated,)</text:p>
      <text:p text:style-name="P44"><text:span text:style-name="T41">class </text:span><text:span text:style-name="T11">UserViewSet(viewsets.ReadOnlyModelViewSet):</text:span></text:p>
      <text:p text:style-name="P6"><text:s text:c="3"/><text:span text:style-name="T54">(...)</text:span></text:p>
      <text:p text:style-name="P6"><text:s text:c="4"/><text:span text:style-name="T53"># Somente o usuário com a flag is_superuser ativada pode visualizar os usuários.</text:span></text:p>
      <text:p text:style-name="P6"><text:span text:style-name="T52"><text:s text:c="4"/></text:span>permission_classes = (permissions.IsAuthenticated, permissions.IsAdminUser,)</text:p>
      <text:p text:style-name="P46"/>
      <text:p text:style-name="P6"><text:span text:style-name="T41">class </text:span>AtendenteViewSet(viewsets.ModelViewSet):</text:p>
      <text:p text:style-name="P6"><text:s text:c="4"/><text:span text:style-name="T54">(...)</text:span></text:p>
      <text:p text:style-name="P6"><text:s text:c="4"/><text:span text:style-name="T53"># Somente o usuário com a flag is_superuser ativada pode cadastrar e visualizar novos atendentes.</text:span></text:p>
      <text:p text:style-name="P51"><text:span text:style-name="T52"><text:s text:c="4"/></text:span>permission_classes = (permissions.IsAuthenticated, permissions.IsAdminUser,)</text:p>
      <text:p text:style-name="P53"><text:soft-page-break/><text:s text:c="4"/><text:span text:style-name="T53">(...)</text:span></text:p>
      <text:p text:style-name="P89"><text:span text:style-name="T35">A API deve ser documentada com Swagger ou alguma outra sugestão da página: </text:span><text:a xlink:type="simple" xlink:href="http://www.django-rest-framework.org/topics/documenting-your-api/" text:style-name="Internet_20_link" text:visited-style-name="Visited_20_Internet_20_Link"><text:span text:style-name="T36">http://www.django-rest-framework.org/topics/documenting-your-api/</text:span></text:a><text:span text:style-name="T36"> </text:span></text:p>
      <text:p text:style-name="P96">Como biblioteca de documentação, foi adotado o <text:span text:style-name="T72">Swagger</text:span>, que é bastante flexível e personalizável.</text:p>
      <text:p text:style-name="P96">Sua rota está disponível em <text:span text:style-name="T72">/documentacao/</text:span>. Sua configuração é bastante simples tendo somente que incluir <text:span text:style-name="T65">‘rest_framework_swagger’</text:span><text:span text:style-name="T23"> nas configurações do projeto. No arquivo </text:span><text:span text:style-name="T65">urls</text:span><text:span text:style-name="T23"> da aplicação importar o método </text:span><text:span text:style-name="T65">get_swagger_view</text:span><text:span text:style-name="T23">, definir o título da página e inserindo na rota </text:span><text:span text:style-name="T24">padrão.</text:span></text:p>
      <text:p text:style-name="P97"><text:span text:style-name="T23">Como foi adotado ViewSet nas classes de visão, foi preciso criar uma classe ViewSet para o swagger e depois </text:span><text:span text:style-name="T27">chamá-la</text:span><text:span text:style-name="T23"> na rota padrão.</text:span></text:p>
      <text:p text:style-name="P37">settings.py</text:p>
      <text:p text:style-name="P23">EXTRA_APPS = [</text:p>
      <text:p text:style-name="P2"><text:s text:c="4"/><text:span text:style-name="T50">'rest_framework'</text:span>,</text:p>
      <text:p text:style-name="P2"><text:span text:style-name="T52"><text:s text:c="4"/></text:span><text:span text:style-name="T50">'rest_framework_swagger'</text:span>,</text:p>
      <text:p text:style-name="P2"><text:s text:c="4"/><text:span text:style-name="T50">'django_filters'</text:span>,</text:p>
      <text:p text:style-name="P49">]</text:p>
      <text:p text:style-name="P48">Importações necessárias para criar a classe viewset do swagger.</text:p>
      <text:p text:style-name="P39">core/view.py</text:p>
      <text:p text:style-name="P15"><text:span text:style-name="T38">from </text:span><text:span text:style-name="T23">rest_framework </text:span><text:span text:style-name="T38">import </text:span><text:span text:style-name="T23">permissions, viewsets</text:span></text:p>
      <text:p text:style-name="P2"><text:span text:style-name="T41">from </text:span>rest_framework.response <text:span text:style-name="T41">import </text:span>Response</text:p>
      <text:p text:style-name="P2"><text:span text:style-name="T41">from </text:span>rest_framework.schemas <text:span text:style-name="T41">import </text:span>SchemaGenerator</text:p>
      <text:p text:style-name="P49"><text:span text:style-name="T41">from </text:span>rest_framework_swagger <text:span text:style-name="T41">import </text:span>renderers</text:p>
      <text:p text:style-name="P32"># Criando uma ViewSet para o Swagger, já que o uso de viewset inviabiliza o exibição padrão</text:p>
      <text:p text:style-name="P29"># dos urls na 'api-root'. Para isso é preciso transformar uma 'APIView' em uma 'ViewSet'.</text:p>
      <text:p text:style-name="P29"># Ref.1: http://marcgibbons.github.io/django-rest-swagger/schema/</text:p>
      <text:p text:style-name="P29"># Ref.2: https://stackoverflow.com/questions/30389248/how-can-i-register-a-single-view-not-a-viewset-on-my-router</text:p>
      <text:p text:style-name="P2"><text:span text:style-name="T41">class </text:span>SwaggerViewSet(viewsets.ViewSet):</text:p>
      <text:p text:style-name="P2"><text:s text:c="4"/><text:span text:style-name="T53">"""</text:span></text:p>
      <text:p text:style-name="P31"><text:s text:c="4"/><text:span text:style-name="T9">list: <text:s text:c="2"/>Retorna a documentação da Api</text:span></text:p>
      <text:p text:style-name="P31"><text:s text:c="4"/><text:span text:style-name="T9">"""</text:span></text:p>
      <text:p text:style-name="P2"><text:span text:style-name="T52"><text:s text:c="4"/></text:span>permission_classes = [permissions.AllowAny]</text:p>
      <text:p text:style-name="P2"><text:s text:c="4"/>renderer_classes = [</text:p>
      <text:p text:style-name="P2"><text:s text:c="8"/>renderers.OpenAPIRenderer,</text:p>
      <text:p text:style-name="P2"><text:s text:c="8"/>renderers.SwaggerUIRenderer</text:p>
      <text:p text:style-name="P2"><text:s text:c="4"/>]</text:p>
      <text:p text:style-name="P2"><text:s text:c="4"/><text:span text:style-name="T41">def </text:span>list(<text:span text:style-name="T59">self</text:span>, request):</text:p>
      <text:p text:style-name="P2"><text:s text:c="8"/>generator = SchemaGenerator()</text:p>
      <text:p text:style-name="P2"><text:s text:c="8"/>schema = generator.get_schema(<text:span text:style-name="T43">request</text:span>=request)</text:p>
      <text:p text:style-name="P50"><text:s text:c="8"/><text:span text:style-name="T41">return </text:span>Response(schema)</text:p>
      <text:p text:style-name="P39">core/urls.py</text:p>
      <text:p text:style-name="P15"><text:span text:style-name="T38">from </text:span><text:span text:style-name="T23">rest_framework.routers </text:span><text:span text:style-name="T38">import </text:span><text:span text:style-name="T23">DefaultRouter</text:span></text:p>
      <text:p text:style-name="P24">(...)</text:p>
      <text:p text:style-name="P15"><text:span text:style-name="T23">router.register(</text:span><text:span text:style-name="T48">r'documentacao'</text:span><text:span text:style-name="T23">, views.SwaggerViewSet, </text:span><text:span text:style-name="T44">base_name</text:span><text:span text:style-name="T23">=</text:span><text:span text:style-name="T48">'swagger'</text:span><text:span text:style-name="T23">)</text:span></text:p>
      <text:p text:style-name="P2">urlpatterns = [</text:p>
      <text:p text:style-name="P2"><text:s text:c="4"/>url(<text:span text:style-name="T50">r'^'</text:span>, include(router.urls)),</text:p>
      <text:p text:style-name="P49"><text:soft-page-break/>]</text:p>
      <text:p text:style-name="P102"/>
      <text:p text:style-name="P98"><text:span text:style-name="T23">Para documentar basta </text:span><text:span text:style-name="T28">u</text:span><text:span text:style-name="T23">sar uma </text:span><text:span text:style-name="T68">docstring</text:span><text:span text:style-name="T23"> logo abaixo da declaração da classe especificando o que cada método faz usando a </text:span><text:span text:style-name="T28">nomenclatura</text:span><text:span text:style-name="T23"> </text:span><text:span text:style-name="T68">‘nome_metodo’: ‘Descrição’</text:span><text:span text:style-name="T23">.</text:span></text:p>
      <text:p text:style-name="P40">core/views.py</text:p>
      <text:p text:style-name="P16"><text:span text:style-name="T38">class </text:span><text:span text:style-name="T23">CidadeViewSet(viewsets.ModelViewSet):</text:span></text:p>
      <text:p text:style-name="P2"><text:s text:c="4"/><text:span text:style-name="T53">"""</text:span></text:p>
      <text:p text:style-name="P31"><text:s text:c="4"/><text:span text:style-name="T9">list: <text:s text:c="6"/>Retorna uma lista de todas as cidades cadastradas no sistema.</text:span></text:p>
      <text:p text:style-name="P31"><text:s text:c="4"/><text:span text:style-name="T9">read: <text:s text:c="6"/>Retorna uma cidade.</text:span></text:p>
      <text:p text:style-name="P31"><text:s text:c="4"/><text:span text:style-name="T9">create: <text:s text:c="4"/>Cria uma nova cidade no banco do sistema.</text:span></text:p>
      <text:p text:style-name="P31"><text:s text:c="4"/><text:span text:style-name="T9">update: <text:s text:c="4"/>Atualiza todos os campos.</text:span></text:p>
      <text:p text:style-name="P31"><text:s text:c="4"/><text:span text:style-name="T9">partial_update: Atualizar somente os campos alterados.</text:span></text:p>
      <text:p text:style-name="P31"><text:s text:c="4"/><text:span text:style-name="T9">delete: <text:s text:c="4"/>Apaga uma cidade.</text:span></text:p>
      <text:p text:style-name="P31"><text:s text:c="4"/><text:span text:style-name="T9">"""</text:span></text:p>
      <text:p text:style-name="P19">(...)</text:p>
      <text:p text:style-name="P103"/>
      <text:p text:style-name="P99"><text:span text:style-name="T23">Outra opção de documentação bastante interessante é a biblioteca built-in do DRF, que funcionar quase do mesmo modo que o Swagger, com a diferença que não precisa configurar nada no arquivo </text:span><text:span text:style-name="T65">settings.py</text:span><text:span text:style-name="T23">, somente import</text:span><text:span text:style-name="T29">ar </text:span><text:span text:style-name="T23">o método </text:span><text:span text:style-name="T65">include_docs_urls</text:span><text:span text:style-name="T10">.</text:span></text:p>
      <text:p text:style-name="P41">core/urls.py</text:p>
      <text:p text:style-name="P17"><text:span text:style-name="T41">from </text:span>rest_framework.documentation <text:span text:style-name="T41">import </text:span>include_docs_urls</text:p>
      <text:p text:style-name="P2">urlpatterns = [</text:p>
      <text:p text:style-name="P2"><text:s text:c="4"/>...</text:p>
      <text:p text:style-name="P2"><text:s text:c="4"/>url(<text:span text:style-name="T50">r'^docs/'</text:span>, include_docs_urls(<text:span text:style-name="T43">title</text:span>=<text:span text:style-name="T50">'My API title'</text:span>))</text:p>
      <text:p text:style-name="P49">]</text:p>
      <text:p text:style-name="P104">Definir e usar critérios de paginação e Throttling. Esse último deve diferenciar usuários autenticados de não autenticados.</text:p>
      <text:p text:style-name="P100"><text:span text:style-name="T23">A paginação foi configurada no arquivo </text:span><text:span text:style-name="T65">settings.py</text:span><text:span text:style-name="T23"> e foi definida com um limite de 10 itens por página. O Throttling também foi configurado e com as opções de 50 requisições por hora para usuários anônimos e 200 requisições por hora para usuários autenticados.</text:span></text:p>
      <text:p text:style-name="P38">settings.py</text:p>
      <text:p text:style-name="P25">REST_FRAMEWORK = {</text:p>
      <text:p text:style-name="P2"><text:s text:c="4"/><text:span text:style-name="T53"># Ativando a paginação</text:span></text:p>
      <text:p text:style-name="P2"><text:span text:style-name="T52"><text:s text:c="4"/></text:span><text:span text:style-name="T50">'DEFAULT_PAGINATION_CLASS'</text:span>:</text:p>
      <text:p text:style-name="P2"><text:s text:c="8"/><text:span text:style-name="T50">'rest_framework.pagination.LimitOffsetPagination'</text:span>,</text:p>
      <text:p text:style-name="P2"><text:s text:c="4"/><text:span text:style-name="T50">'PAGE_SIZE'</text:span>: <text:span text:style-name="T47">10</text:span>,</text:p>
      <text:p text:style-name="P2"><text:s text:c="4"/><text:span text:style-name="T55">(...)</text:span></text:p>
      <text:p text:style-name="P2"><text:s text:c="4"/><text:span text:style-name="T53"># Ativando o Throttle</text:span></text:p>
      <text:p text:style-name="P2"><text:span text:style-name="T52"><text:s text:c="4"/></text:span><text:span text:style-name="T50">'DEFAULT_THROTTLE_CLASSES'</text:span>: [</text:p>
      <text:p text:style-name="P2"><text:s text:c="8"/><text:span text:style-name="T50">'rest_framework.throttling.AnonRateThrottle'</text:span>,</text:p>
      <text:p text:style-name="P2"><text:s text:c="8"/><text:span text:style-name="T50">'rest_framework.throttling.UserRateThrottle'</text:span>,</text:p>
      <text:p text:style-name="P2"><text:s text:c="4"/>],</text:p>
      <text:p text:style-name="P2"><text:s text:c="4"/><text:span text:style-name="T50">'DEFAULT_THROTTLE_RATES'</text:span>: {</text:p>
      <text:p text:style-name="P2"><text:s text:c="8"/><text:span text:style-name="T50">'anon'</text:span>: <text:span text:style-name="T50">'50/hour'</text:span>,</text:p>
      <text:p text:style-name="P2"><text:s text:c="8"/><text:span text:style-name="T50">'user'</text:span>: <text:span text:style-name="T50">'200/hour'</text:span>,</text:p>
      <text:p text:style-name="P2"><text:s text:c="4"/>},</text:p>
      <text:p text:style-name="P49">}</text:p>
      <text:p text:style-name="P105"><text:soft-page-break/></text:p>
      <text:p text:style-name="P93"><text:span text:style-name="T23">Imp</text:span><text:span text:style-name="T25">l</text:span><text:span text:style-name="T23">ementar para pelo menos 2 entidades: filtros, busca e ordenação.</text:span></text:p>
      <text:p text:style-name="P61"><text:span text:style-name="T23">Para filtros foi utilizado a biblioteca </text:span><text:span text:style-name="T65">‘djangorestframework-filters’</text:span><text:span text:style-name="T68"> </text:span><text:span text:style-name="T23">no lugar do </text:span><text:span text:style-name="T65">django-filters</text:span><text:span text:style-name="T23">. </text:span></text:p>
      <text:p text:style-name="P61">O <text:span text:style-name="T72">django-rest-framework-filters</text:span>, é uma biblioteca do Django REST framework e do Django-filter que facilita o filtro em todos os relacionamentos. Na variável <text:span text:style-name="T72">'fields'</text:span>, é possível especificar o tipo de argumento que será feita na consulta, como <text:span text:style-name="T72">'exacts', 'in', 'startswith' </text:span>e todas as outras opções dos field-lookups do Django. Esses argumentos precisam ser checados, pois podem ser diferentes de acordo com o banco de dados utilizado.</text:p>
      <text:p text:style-name="P61"><text:span text:style-name="T74">Ref</text:span>.<text:span text:style-name="T74">1</text:span>: <text:a xlink:type="simple" xlink:href="https://docs.djangoproject.com/pt-br/1.11/ref/models/querysets/#field-lookups" text:style-name="Internet_20_link" text:visited-style-name="Visited_20_Internet_20_Link">https://docs.djangoproject.com/pt-br/1.11/ref/models/querysets/#field-lookups</text:a> </text:p>
      <text:p text:style-name="P61"><text:span text:style-name="T74">Ref</text:span>.<text:span text:style-name="T74">2</text:span>: <text:a xlink:type="simple" xlink:href="https://github.com/philipn/django-rest-framework-filters" text:style-name="Internet_20_link" text:visited-style-name="Visited_20_Internet_20_Link">https://github.com/philipn/django-rest-framework-filters</text:a> </text:p>
      <text:p text:style-name="P61"/>
      <text:p text:style-name="P34">settings.py</text:p>
      <text:p text:style-name="P1">EXTRA_APPS = [</text:p>
      <text:p text:style-name="P20"><text:s text:c="4"/>(...)</text:p>
      <text:p text:style-name="P2"><text:s text:c="4"/><text:span text:style-name="T50">'django_filters'</text:span>,</text:p>
      <text:p text:style-name="P49">]</text:p>
      <text:p text:style-name="P1">REST_FRAMEWORK = {</text:p>
      <text:p text:style-name="P2"><text:s text:c="4"/><text:span text:style-name="T56">(...)</text:span></text:p>
      <text:p text:style-name="P2"><text:span text:style-name="T52"><text:s text:c="4"/></text:span><text:span text:style-name="T50">'DEFAULT_FILTER_BACKENDS'</text:span>: [</text:p>
      <text:p text:style-name="P2"><text:span text:style-name="T52"><text:s text:c="8"/></text:span><text:span text:style-name="T50">'rest_framework_filters.backends.DjangoFilterBackend'</text:span>,</text:p>
      <text:p text:style-name="P2"><text:s text:c="4"/>],</text:p>
      <text:p text:style-name="P3"><text:s text:c="4"/><text:span text:style-name="T56">(...)</text:span> <text:s text:c="2"/></text:p>
      <text:p text:style-name="P49">}</text:p>
      <text:p text:style-name="P42">core/views.py</text:p>
      <text:p text:style-name="P47">import rest_framework_filters as filters</text:p>
      <text:p text:style-name="P47"/>
      <text:p text:style-name="P1"><text:span text:style-name="T41">class </text:span>CidadeFilter(filters.FilterSet):</text:p>
      <text:p text:style-name="P2"><text:s text:c="4"/><text:span text:style-name="T41">class </text:span>Meta:</text:p>
      <text:p text:style-name="P2"><text:s text:c="8"/>model = Cidade</text:p>
      <text:p text:style-name="P2"><text:s text:c="8"/>fields = {<text:span text:style-name="T50">'nome_cidade'</text:span>: [<text:span text:style-name="T50">'icontains'</text:span>],</text:p>
      <text:p text:style-name="P2"><text:s text:c="18"/><text:span text:style-name="T50">'estado'</text:span>: [<text:span text:style-name="T50">'exact'</text:span>]</text:p>
      <text:p text:style-name="P2"><text:s text:c="18"/>}</text:p>
      <text:p text:style-name="P2"><text:span text:style-name="T41">class </text:span>BairroFilter(filters.FilterSet):</text:p>
      <text:p text:style-name="P2"><text:s text:c="4"/>cidade = filters.RelatedFilter(CidadeFilter, <text:span text:style-name="T43">name</text:span>=<text:span text:style-name="T50">'cidade'</text:span>, <text:span text:style-name="T43">queryset</text:span>=Cidade.objects.all())</text:p>
      <text:p text:style-name="P2"><text:s text:c="4"/><text:span text:style-name="T41">class </text:span>Meta:</text:p>
      <text:p text:style-name="P2"><text:s text:c="8"/>model = Bairro</text:p>
      <text:p text:style-name="P49"><text:s text:c="8"/>fields = {<text:span text:style-name="T50">'nome_bairro'</text:span>: [<text:span text:style-name="T50">'icontains'</text:span>]}</text:p>
      <text:p text:style-name="P64">Para se criar um filter <text:span text:style-name="T60">basta importar o módulo e criar a classe correspondente ao modelo que se quer pesquisar, como no exemplo acima.</text:span></text:p>
      <text:p text:style-name="P65">Para uso com ViewSet é preciso criar classes do tipo FitlerSet. <text:span text:style-name="T61">Depois basta declarar a variável </text:span><text:span text:style-name="T66">filter_class</text:span><text:span text:style-name="T69"> </text:span><text:span text:style-name="T26">e passar a classe filtro.</text:span></text:p>
      <text:p text:style-name="P78"/>
      <text:p text:style-name="P82">core/views.py</text:p>
      <text:p text:style-name="P21"><text:span text:style-name="T39">class </text:span><text:span text:style-name="T26">CidadeViewSet(viewsets.ModelViewSet):</text:span></text:p>
      <text:p text:style-name="P30">(...)</text:p>
      <text:p text:style-name="P2"><text:s text:c="4"/>filter_class = CidadeFilter</text:p>
      <text:p text:style-name="P59">(...)</text:p>
      <text:p text:style-name="P66"><text:soft-page-break/></text:p>
      <text:p text:style-name="P66">Criar testes unitários e de cobertura.</text:p>
      <text:p text:style-name="P73">Os testes estão no tests.py do projeto. Bastando rodar o comando python manager.py test core.tests para executá-los.</text:p>
      <text:p text:style-name="P73"/>
      <text:p text:style-name="P67">Informações adicionais.</text:p>
      <text:p text:style-name="P72">ViewSet</text:p>
      <text:p text:style-name="P74"/>
      <text:p text:style-name="P74">Usar viewset no lugar das classes <text:span text:style-name="T75">genéricas</text:span> do DRF trás uma grande facilidade e redução na quantidade de códigos implementados, já que as viewsets <text:span text:style-name="T75">geram</text:span> as 'LISTS' e 'DETAILS' por padrão, sem contar que com isso <text:span text:style-name="T75">ganhamos</text:span> os <text:span text:style-name="T72">'routers'</text:span> automaticamente.</text:p>
      <text:p text:style-name="P74"/>
      <text:p text:style-name="P74">As rotas foram definidas automaticamente com o <text:span text:style-name="T72">DefaultRouter</text:span> do DRF. Isto é possível porque estou usando viewsets nas views. Isso facilita, pois as urls são geradas automaticamente, não precisando repetir código e usando o <text:span text:style-name="T72">'defaultrouter'</text:span> eu ganho o api-root.</text:p>
      <text:p text:style-name="P74">Ref.1: <text:a xlink:type="simple" xlink:href="http://www.django-rest-framework.org/api-guide/routers/#routers" text:style-name="Internet_20_link" text:visited-style-name="Visited_20_Internet_20_Link">http://www.django-rest-framework.org/api-guide/routers/#routers</text:a> </text:p>
      <text:p text:style-name="P74">Ref.2: <text:a xlink:type="simple" xlink:href="http://www.django-rest-framework.org/api-guide/routers/#defaultrouter" text:style-name="Internet_20_link" text:visited-style-name="Visited_20_Internet_20_Link">http://www.django-rest-framework.org/api-guide/routers/#defaultrouter</text:a> </text:p>
      <text:p text:style-name="P74">Ref.3: <text:a xlink:type="simple" xlink:href="http://www.tomchristie.com/rest-framework-2-docs/tutorial/6-viewsets-and-routers" text:style-name="Internet_20_link" text:visited-style-name="Visited_20_Internet_20_Link">http://www.tomchristie.com/rest-framework-2-docs/tutorial/6-viewsets-and-routers</text:a></text:p>
      <text:p text:style-name="P74"/>
      <text:p text:style-name="P72"/>
      <text:p text:style-name="P72">TokenAuthentication</text:p>
      <text:p text:style-name="P72"/>
      <text:p text:style-name="P63"><text:span text:style-name="T7">A implementação da autenticação por token foi feita com a biblioteca </text:span><text:span text:style-name="T71">rest_framework.</text:span><text:span text:style-name="T22">authtoken</text:span><text:span text:style-name="T7">, </text:span><text:span text:style-name="T8">que já vem embutida no DRF.</text:span></text:p>
      <text:p text:style-name="P75">Ref.: <text:a xlink:type="simple" xlink:href="http://www.django-rest-framework.org/api-guide/authentication/" text:style-name="Internet_20_link" text:visited-style-name="Visited_20_Internet_20_Link"><text:span text:style-name="T80">http://www.django-rest-framework.org/api-guide/authentication/</text:span></text:a><text:span text:style-name="T80"> </text:span></text:p>
      <text:p text:style-name="P76"/>
      <text:p text:style-name="P84">settings.py</text:p>
      <text:p text:style-name="P11">EXTRA_APPS = [</text:p>
      <text:p text:style-name="P9"><text:tab/>...</text:p>
      <text:p text:style-name="P9"><text:s text:c="4"/><text:span text:style-name="T50">'rest_framework.authtoken'</text:span>,</text:p>
      <text:p text:style-name="P9"><text:tab/>...</text:p>
      <text:p text:style-name="P54">]</text:p>
      <text:p text:style-name="P18">REST_FRAMEWORK = {</text:p>
      <text:p text:style-name="P26"><text:s text:c="4"/><text:span text:style-name="T57">(...)</text:span></text:p>
      <text:p text:style-name="P26"><text:span text:style-name="T52"><text:s text:c="4"/></text:span><text:span text:style-name="T50">'DEFAULT_AUTHENTICATION_CLASSES'</text:span>: [</text:p>
      <text:p text:style-name="P26"><text:s text:c="5"/><text:span text:style-name="T62"><text:s text:c="3"/></text:span><text:span text:style-name="T58"># Ativando a autenticação por token</text:span></text:p>
      <text:p text:style-name="P26"><text:tab/> <text:s/><text:span text:style-name="T50">'rest_framework.authentication.TokenAuthentication'</text:span>,</text:p>
      <text:p text:style-name="P26"><text:s text:c="8"/><text:span text:style-name="T53"># 'rest_framework.authentication.BasicAuthentication',</text:span></text:p>
      <text:p text:style-name="P26"><text:span text:style-name="T52"><text:s text:c="8"/></text:span><text:span text:style-name="T50">'rest_framework.authentication.SessionAuthentication'</text:span>,</text:p>
      <text:p text:style-name="P56"><text:s text:c="4"/>],</text:p>
      <text:p text:style-name="P57"><text:span text:style-name="T77"><text:s text:c="4"/></text:span><text:span text:style-name="T57">(...) </text:span></text:p>
      <text:p text:style-name="P43">core/urls.py</text:p>
      <text:p text:style-name="P26"><text:span text:style-name="T41">from </text:span>rest_framework.authtoken.views <text:span text:style-name="T41">import </text:span>obtain_auth_token</text:p>
      <text:p text:style-name="P111"/>
      <text:p text:style-name="P26">urlpatterns = [</text:p>
      <text:p text:style-name="P27">(...)</text:p>
      <text:p text:style-name="P26"><text:s text:c="4"/>url(<text:span text:style-name="T50">r'^api-token-auth/$'</text:span>, obtain_auth_token),</text:p>
      <text:p text:style-name="P28">(...)</text:p>
      <text:p text:style-name="P56">]</text:p>
      <text:p text:style-name="P113"><text:soft-page-break/>core/models.py</text:p>
      <text:p text:style-name="P26"><text:span text:style-name="T81">@receiver</text:span>(post_save, <text:span text:style-name="T43">sender</text:span>=settings.AUTH_USER_MODEL)</text:p>
      <text:p text:style-name="P26"><text:span text:style-name="T41">def </text:span>create_auth_token(<text:span text:style-name="T52">sender</text:span>, instance=<text:span text:style-name="T41">None</text:span>, created=<text:span text:style-name="T41">False</text:span>, <text:span text:style-name="T52">**kwargs</text:span>):</text:p>
      <text:p text:style-name="P26"><text:s text:c="4"/><text:span text:style-name="T41">if </text:span>created:</text:p>
      <text:p text:style-name="P56"><text:s text:c="8"/>Token.objects.create(<text:span text:style-name="T43">user</text:span>=instance)</text:p>
      <text:p text:style-name="P106">Cross-Origin Resource Sharing</text:p>
      <text:p text:style-name="P85"/>
      <text:p text:style-name="P87"><text:span text:style-name="T79">O Envio do cabeçalho de proteção </text:span><text:span text:style-name="T73">cors</text:span><text:span text:style-name="T79"> é feito com a biblioteca </text:span><text:span text:style-name="T73">django-cors-headers</text:span><text:span text:style-name="T79">. É fácil de usar e configurar.</text:span></text:p>
      <text:p text:style-name="P86">O CorsMiddleware deve ser colocado o mais alto possível, especialmente antes de qualquer middleware que possa gerar respostas, como o CommonMiddleware do Django ou o WhiteNoiseMiddleware do Whitenoise. Se não for anterior, não poderá adicionar os cabeçalhos CORS a essas respostas.</text:p>
      <text:p text:style-name="P85">Ref.: <text:a xlink:type="simple" xlink:href="https://github.com/ottoyiu/django-cors-headers/" text:style-name="Internet_20_link" text:visited-style-name="Visited_20_Internet_20_Link">https://github.com/ottoyiu/django-cors-headers/</text:a></text:p>
      <text:p text:style-name="P85"/>
      <text:p text:style-name="P83">settings.py</text:p>
      <text:p text:style-name="P8">EXTRA_MIDDLEWARE = [</text:p>
      <text:p text:style-name="P9"><text:s text:c="4"/><text:span text:style-name="T50">'corsheaders.middleware.CorsMiddleware'</text:span>,</text:p>
      <text:p text:style-name="P9">]</text:p>
      <text:p text:style-name="P54">MIDDLEWARE = EXTRA_MIDDLEWARE + DEFAULT_MIDDLEWARE</text:p>
      <text:p text:style-name="P83">settings.py</text:p>
      <text:p text:style-name="P8">CORS_ORIGIN_ALLOW_ALL = <text:span text:style-name="T41">False</text:span></text:p>
      <text:p text:style-name="P9">CORS_ORIGIN_WHITELIST = (</text:p>
      <text:p text:style-name="P9"><text:s text:c="4"/><text:span text:style-name="T50">'localhost:8000'</text:span>,</text:p>
      <text:p text:style-name="P54">)</text:p>
      <text:p text:style-name="P88">Setando a opção CORS_ORIGIN_ALLOW_ALL para True, permite o acesso de todos os hosts a API.</text:p>
      <text:p text:style-name="P88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0:26:25.188203799</meta:creation-date>
    <dc:date>2017-09-19T17:18:21.312720007</dc:date>
    <meta:editing-duration>PT18H24M</meta:editing-duration>
    <meta:editing-cycles>56</meta:editing-cycles>
    <meta:generator>LibreOffice/5.3.6.1$Linux_X86_64 LibreOffice_project/30m0$Build-1</meta:generator>
    <meta:document-statistic meta:table-count="0" meta:image-count="0" meta:object-count="0" meta:page-count="7" meta:paragraph-count="233" meta:word-count="1362" meta:character-count="12016" meta:non-whitespace-character-count="10231"/>
  </office:meta>
</office:document-meta>
</file>